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codepen.io/optimisticweb/pen/KKEXvY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4:58:17.563000000</meta:creation-date>
    <dc:date>2024-05-14T14:58:37.890000000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24.2.1.2$Windows_X86_64 LibreOffice_project/db4def46b0453cc22e2d0305797cf981b68ef5ac</meta:generator>
  </office:meta>
</office:document-meta>
</file>